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4000003226443C3F30D7E63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106cm" svg:stroke-color="#ffff00" draw:marker-start-width="0.359cm" draw:marker-end-width="0.359cm" draw:fill-color="#ffff00" draw:opacity="20%" draw:textarea-horizontal-align="justify" draw:textarea-vertical-align="middle" draw:auto-grow-height="false" fo:min-height="11.958cm" fo:min-width="20.135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width="0.106cm" svg:stroke-color="#ff0000" draw:marker-start="" draw:marker-start-width="0.359cm" draw:marker-end-width="0.359cm" draw:fill-color="#ff0000" draw:opacity="20%" draw:textarea-horizontal-align="justify" draw:textarea-vertical-align="middle" draw:auto-grow-height="false" fo:min-height="0.314cm" fo:min-width="20.089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106cm" svg:stroke-color="#00ccff" draw:marker-start-width="0.359cm" draw:marker-end-width="0.359cm" draw:fill-color="#00ccff" draw:opacity="20%" draw:textarea-horizontal-align="justify" draw:textarea-vertical-align="middle" draw:auto-grow-height="false" fo:min-height="0.325cm" fo:min-width="0.351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solid" draw:fill-color="#ffff99" draw:opacity="100%" fo:min-height="0.607cm"/>
    </style:style>
    <style:style style:name="gr6" style:family="graphic" style:parent-style-name="standard">
      <style:graphic-properties draw:stroke="none" svg:stroke-color="#000000" draw:fill="solid" draw:fill-color="#ff6a6a" draw:opacity="100%" fo:min-height="0.607cm"/>
    </style:style>
    <style:style style:name="gr7" style:family="graphic" style:parent-style-name="standard">
      <style:graphic-properties draw:stroke="none" svg:stroke-color="#000000" draw:fill="solid" draw:fill-color="#a6e6f5" fo:min-height="0.616cm"/>
    </style:style>
    <style:style style:name="gr8" style:family="graphic" style:parent-style-name="standard">
      <style:graphic-properties draw:stroke="none" svg:stroke-color="#355e00" draw:fill-color="#caeb87" draw:textarea-horizontal-align="justify" draw:textarea-vertical-align="middle" draw:auto-grow-height="false" fo:min-height="1.782cm" fo:min-width="4.072cm"/>
    </style:style>
    <style:style style:name="gr9" style:family="graphic" style:parent-style-name="standard">
      <style:graphic-properties draw:stroke="none" svg:stroke-color="#5c8526" draw:fill-color="#caeb87" draw:textarea-horizontal-align="justify" draw:textarea-vertical-align="middle" draw:auto-grow-height="false" fo:min-height="1.782cm" fo:min-width="4.072cm"/>
    </style:style>
    <style:style style:name="gr10" style:family="graphic" style:parent-style-name="standard">
      <style:graphic-properties draw:stroke="none" svg:stroke-color="#355e00" draw:fill-color="#caeb87" draw:textarea-horizontal-align="justify" draw:textarea-vertical-align="middle" draw:auto-grow-height="false" fo:min-height="1.75cm" fo:min-width="3.4cm"/>
    </style:style>
    <style:style style:name="gr11" style:family="graphic" style:parent-style-name="standard">
      <style:graphic-properties svg:stroke-width="0.018cm" svg:stroke-color="#000000" draw:marker-start-width="0.228cm" draw:marker-end="Arrow" draw:marker-end-width="0.228cm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stroke="solid" svg:stroke-width="0.018cm" svg:stroke-color="#000000" draw:marker-start-width="0.228cm" draw:marker-end="Arrow" draw:marker-end-width="0.228cm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solid" svg:stroke-width="0.018cm" svg:stroke-color="#000000" draw:marker-start="Arrow" draw:marker-start-width="0.228cm" draw:marker-end="Arrow" draw:marker-end-width="0.228cm" draw:textarea-vertical-align="middle" fo:padding-top="0.135cm" fo:padding-bottom="0.135cm" fo:padding-left="0.26cm" fo:padding-right="0.26cm"/>
    </style:style>
    <style:style style:name="gr14" style:family="graphic" style:parent-style-name="standard">
      <style:graphic-properties svg:stroke-width="0.018cm" svg:stroke-color="#000000" draw:marker-start="Arrow" draw:marker-start-width="0.228cm" draw:marker-end-width="0.228cm" draw:fill-color="#000000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draw:stroke="none" svg:stroke-color="#944794" draw:fill-color="#fdbfa0" draw:textarea-horizontal-align="justify" draw:textarea-vertical-align="middle" draw:auto-grow-height="false" fo:min-height="1.75cm" fo:min-width="4.2cm"/>
    </style:style>
    <style:style style:name="gr16" style:family="graphic" style:parent-style-name="standard">
      <style:graphic-properties svg:stroke-width="0.018cm" svg:stroke-color="#000000" draw:marker-start="Arrow" draw:marker-start-width="0.228cm" draw:marker-end="Arrow" draw:marker-end-width="0.228cm" draw:textarea-vertical-align="middle" fo:padding-top="0.135cm" fo:padding-bottom="0.135cm" fo:padding-left="0.26cm" fo:padding-right="0.26cm"/>
    </style:style>
    <style:style style:name="gr17" style:family="graphic" style:parent-style-name="standard">
      <style:graphic-properties draw:stroke="none" svg:stroke-color="#dddddd" draw:fill-color="#eeeeee" draw:textarea-horizontal-align="justify" draw:textarea-vertical-align="middle" draw:auto-grow-height="false" fo:min-height="0.45cm" fo:min-width="2.3cm"/>
    </style:style>
    <style:style style:name="gr18" style:family="graphic" style:parent-style-name="standard">
      <style:graphic-properties draw:stroke="none" svg:stroke-color="#dddddd" draw:fill-color="#eeeeee" draw:textarea-horizontal-align="justify" draw:textarea-vertical-align="middle" draw:auto-grow-height="false" fo:min-height="0.55cm" fo:min-width="2.2cm"/>
    </style:style>
    <style:style style:name="gr19" style:family="graphic" style:parent-style-name="standard">
      <style:graphic-properties svg:stroke-color="#dddddd" draw:fill-color="#eeeeee" draw:textarea-horizontal-align="justify" draw:textarea-vertical-align="middle" draw:auto-grow-height="false" fo:min-height="0.45cm" fo:min-width="1.6cm"/>
    </style:style>
    <style:style style:name="gr20" style:family="graphic" style:parent-style-name="standard">
      <style:graphic-properties draw:stroke="none" svg:stroke-color="#000000" draw:fill="none" draw:fill-color="#ffffff" fo:min-height="0.518cm"/>
    </style:style>
    <style:style style:name="gr21" style:family="graphic" style:parent-style-name="standard">
      <style:graphic-properties draw:stroke="none" svg:stroke-color="#000000" draw:fill="none" draw:fill-color="#ffffff" fo:min-height="1.035cm"/>
    </style:style>
    <style:style style:name="gr22" style:family="graphic" style:parent-style-name="standard">
      <style:graphic-properties svg:stroke-color="#000000" draw:textarea-vertical-align="middle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standard">
      <style:graphic-properties svg:stroke-width="0.018cm" svg:stroke-color="#000000" draw:marker-start="Arrow" draw:marker-start-width="0.228cm" draw:marker-end-width="0.228cm" draw:textarea-vertical-align="middle" fo:padding-top="0.135cm" fo:padding-bottom="0.135cm" fo:padding-left="0.26cm" fo:padding-right="0.2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8.405cm"/>
    </style:style>
    <style:style style:name="gr26" style:family="graphic" style:parent-style-name="standard">
      <style:graphic-properties draw:stroke="none" svg:stroke-color="#dddddd" draw:fill-color="#eeeeee" draw:textarea-horizontal-align="justify" draw:textarea-vertical-align="middle" draw:auto-grow-height="false" fo:min-height="0.55cm" fo:min-width="3.1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00" draw:opacity="20%"/>
      <style:paragraph-properties fo:text-align="center"/>
    </style:style>
    <style:style style:name="P3" style:family="paragraph">
      <loext:graphic-properties draw:fill-color="#ff0000" draw:opacity="20%"/>
      <style:paragraph-properties fo:text-align="center"/>
    </style:style>
    <style:style style:name="P4" style:family="paragraph">
      <loext:graphic-properties draw:fill-color="#00ccff" draw:opacity="2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99" draw:opacity="100%"/>
      <style:paragraph-properties fo:text-align="center"/>
      <style:text-properties fo:color="#000000" style:font-name="Verdana" fo:font-size="14pt" fo:text-shadow="none" style:font-size-asian="14pt" style:font-size-complex="14pt"/>
    </style:style>
    <style:style style:name="P7" style:family="paragraph">
      <loext:graphic-properties draw:fill="solid" draw:fill-color="#ff6a6a" draw:opacity="100%"/>
      <style:paragraph-properties fo:text-align="center"/>
      <style:text-properties fo:color="#000000" style:font-name="Verdana" fo:font-size="14pt" fo:text-shadow="none" style:font-size-asian="14pt" style:font-size-complex="14pt"/>
    </style:style>
    <style:style style:name="P8" style:family="paragraph">
      <loext:graphic-properties draw:fill="solid" draw:fill-color="#a6e6f5"/>
      <style:paragraph-properties fo:text-align="center"/>
      <style:text-properties fo:color="#000000" style:font-name="Verdana" fo:font-size="14pt" fo:text-shadow="none" style:font-size-asian="14pt" style:font-size-complex="14pt"/>
    </style:style>
    <style:style style:name="P9" style:family="paragraph">
      <loext:graphic-properties draw:fill-color="#caeb87"/>
      <style:paragraph-properties fo:text-align="center"/>
      <style:text-properties style:font-name="Verdana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fdbfa0"/>
      <style:paragraph-properties fo:text-align="center"/>
      <style:text-properties style:font-name="Verdana" fo:font-size="18pt" style:font-size-asian="18pt" style:font-size-complex="18pt"/>
    </style:style>
    <style:style style:name="P12" style:family="paragraph">
      <loext:graphic-properties draw:fill-color="#eeeeee"/>
      <style:paragraph-properties fo:text-align="center"/>
      <style:text-properties style:font-name="Verdana" fo:font-size="10pt" style:font-size-asian="10pt" style:font-size-complex="10pt"/>
    </style:style>
    <style:style style:name="P13" style:family="paragraph">
      <loext:graphic-properties draw:fill="none" draw:fill-color="#ffffff"/>
      <style:paragraph-properties fo:text-align="center"/>
      <style:text-properties style:font-name="Verdana"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color="#000000" style:font-name="Verdana" fo:font-size="14pt" fo:text-shadow="none" style:font-size-asian="14pt" style:font-size-complex="14pt"/>
    </style:style>
    <style:style style:name="T2" style:family="text">
      <style:text-properties style:font-name="Verdana"/>
    </style:style>
    <style:style style:name="T3" style:family="text">
      <style:text-properties style:font-name="Verdana" fo:font-size="18pt" style:font-size-asian="18pt" style:font-size-complex="18pt"/>
    </style:style>
    <style:style style:name="T4" style:family="text">
      <style:text-properties style:font-name="Verdana" fo:font-size="10pt" style:font-size-asian="10pt" style:font-size-complex="10pt"/>
    </style:style>
    <style:style style:name="T5" style:family="text">
      <style:text-properties style:font-name="Verdana" fo:font-size="12pt" style:font-size-asian="12pt" style:font-size-complex="12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68cm" svg:height="14.152cm" svg:x="7.582cm" svg:y="4.793cm">
          <draw:image xlink:href="Pictures/1000000000000494000003226443C3F30D7E6389.png" xlink:type="simple" xlink:show="embed" xlink:actuate="onLoad">
            <text:p/>
          </draw:image>
        </draw:frame>
        <draw:custom-shape draw:style-name="gr2" draw:text-style-name="P2" xml:id="id2" draw:id="id2" draw:layer="layout" svg:width="20.741cm" svg:height="12.314cm" svg:x="7.573cm" svg:y="6.631cm">
          <draw:glue-point draw:id="4" svg:x="-5.002cm" svg:y="-4.485cm"/>
          <draw:glue-point draw:id="5" svg:x="5.028cm" svg:y="-4.64cm"/>
          <draw:glue-point draw:id="6" svg:x="-5.002cm" svg:y="-4.78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" draw:id="id6" draw:layer="layout" svg:width="20.695cm" svg:height="0.67cm" svg:x="7.606cm" svg:y="6.016cm">
          <draw:glue-point draw:id="4" svg:x="3.47cm" svg:y="-4.8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0.957cm" svg:height="0.681cm" svg:x="27.652cm" svg:y="5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4.041cm" svg:height="0.857cm" svg:x="8.024cm" svg:y="17.035cm">
          <draw:text-box>
            <text:p text:style-name="P5"><text:span text:style-name="T1">p</text:span><text:span text:style-name="T1">a</text:span><text:span text:style-name="T1">g</text:span><text:span text:style-name="T1">e.</text:span><text:span text:style-name="T1">ri</text:span><text:span text:style-name="T1">o</text:span><text:span text:style-name="T1">t.</text:span><text:span text:style-name="T1">ta</text:span><text:span text:style-name="T1">g</text:span></text:p>
          </draw:text-box>
        </draw:frame>
        <draw:frame draw:style-name="gr6" draw:text-style-name="P7" draw:layer="layout" svg:width="3.796cm" svg:height="0.857cm" svg:x="16.008cm" svg:y="5.754cm">
          <draw:text-box>
            <text:p text:style-name="P5"><text:span text:style-name="T1">tabs.riot.tag</text:span></text:p>
          </draw:text-box>
        </draw:frame>
        <draw:frame draw:style-name="gr7" draw:text-style-name="P8" draw:layer="layout" svg:width="4.851cm" svg:height="0.866cm" svg:x="27.654cm" svg:y="3.231cm">
          <draw:text-box>
            <text:p text:style-name="P5"><text:span text:style-name="T1">autologin.ri</text:span><text:span text:style-name="T1">ot.tag</text:span></text:p>
          </draw:text-box>
        </draw:frame>
        <draw:custom-shape draw:style-name="gr8" draw:text-style-name="P9" xml:id="id1" draw:id="id1" draw:layer="layout" svg:width="4.572cm" svg:height="2.032cm" svg:x="30.826cm" svg:y="11.772cm">
          <draw:glue-point draw:id="4" svg:x="-2.476cm" svg:y="-4.97cm"/>
          <draw:glue-point draw:id="5" svg:x="2.71cm" svg:y="-4.97cm"/>
          <text:p text:style-name="P5"><text:span text:style-name="T2">autologin.js</text:span></text:p>
          <text:p text:style-name="P5"><text:span text:style-name="T2">crypt.js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3" draw:id="id3" draw:layer="layout" svg:width="4.572cm" svg:height="2.032cm" svg:x="0.163cm" svg:y="11.772cm">
          <text:p text:style-name="P5"><text:span text:style-name="T2">custom</text:span><text:span text:style-name="T2">ize.j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4" draw:id="id4" draw:layer="layout" svg:width="3.9cm" svg:height="2cm" svg:x="15.993cm" svg:y="20.777cm">
          <text:p text:style-name="P5"><text:span text:style-name="T2">block.js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30.826cm" svg:y1="12.788cm" svg:x2="28.314cm" svg:y2="12.788cm" draw:start-shape="id1" draw:start-glue-point="3" draw:end-shape="id2" draw:end-glue-point="1" svg:d="M30826 12788h-2512" svg:viewBox="0 0 2513 1">
          <text:p/>
        </draw:connector>
        <draw:connector draw:style-name="gr12" draw:text-style-name="P5" draw:layer="layout" svg:x1="4.735cm" svg:y1="12.788cm" svg:x2="7.573cm" svg:y2="12.788cm" draw:start-shape="id3" draw:start-glue-point="1" draw:end-shape="id2" svg:d="M4735 12788h2838" svg:viewBox="0 0 2839 1">
          <text:p/>
        </draw:connector>
        <draw:connector draw:style-name="gr13" draw:text-style-name="P5" draw:layer="layout" svg:x1="17.943cm" svg:y1="20.777cm" svg:x2="17.943cm" svg:y2="18.945cm" draw:start-shape="id4" draw:start-glue-point="0" draw:end-shape="id2" draw:end-glue-point="2" svg:d="M17943 20777v-1832" svg:viewBox="0 0 1 1833">
          <text:p/>
        </draw:connector>
        <draw:connector draw:style-name="gr14" draw:text-style-name="P10" draw:layer="layout" svg:x1="34.351cm" svg:y1="11.779cm" svg:x2="28.609cm" svg:y2="5.49cm" draw:start-shape="id1" draw:start-glue-point="5" draw:end-shape="id5" draw:end-glue-point="1" svg:d="M34351 11779v-6289h-5742" svg:viewBox="0 0 5743 6290">
          <text:p/>
        </draw:connector>
        <draw:connector draw:style-name="gr11" draw:text-style-name="P5" draw:layer="layout" svg:x1="7.606cm" svg:y1="6.351cm" svg:x2="2.449cm" svg:y2="11.772cm" draw:start-shape="id6" draw:start-glue-point="3" draw:end-shape="id3" draw:end-glue-point="0" svg:d="M7606 6351h-5157v5421" svg:viewBox="0 0 5158 5422">
          <text:p/>
        </draw:connector>
        <draw:custom-shape draw:style-name="gr15" draw:text-style-name="P11" xml:id="id7" draw:id="id7" draw:layer="layout" svg:width="4.7cm" svg:height="2cm" svg:x="23.095cm" svg:y="20.777cm">
          <text:p text:style-name="P5"><text:span text:style-name="T3">W</text:span><text:span text:style-name="T3">e</text:span><text:span text:style-name="T3">b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svg:x1="19.893cm" svg:y1="21.777cm" svg:x2="23.095cm" svg:y2="21.777cm" draw:start-shape="id4" draw:start-glue-point="1" draw:end-shape="id7" draw:end-glue-point="3" svg:d="M19893 21777h3202" svg:viewBox="0 0 3203 1">
          <text:p/>
        </draw:connector>
        <draw:custom-shape draw:style-name="gr17" draw:text-style-name="P12" xml:id="id9" draw:id="id9" draw:layer="layout" svg:width="2.8cm" svg:height="0.7cm" svg:x="1.049cm" svg:y="15.148cm">
          <text:p text:style-name="P5"><text:span text:style-name="T4">customize.yml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8" draw:id="id8" draw:layer="layout" svg:width="2.7cm" svg:height="0.8cm" svg:x="31.762cm" svg:y="14.968cm">
          <text:p text:style-name="P5"><text:span text:style-name="T4">autologin.yml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10" draw:id="id10" draw:layer="layout" svg:width="2.1cm" svg:height="0.7cm" svg:x="16.893cm" svg:y="23.413cm">
          <text:p text:style-name="P5"><text:span text:style-name="T4">block.yml</text:span></text:p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3.004cm" svg:height="0.768cm" svg:x="3.771cm" svg:y="6.457cm">
          <draw:text-box>
            <text:p text:style-name="P5"><text:span text:style-name="T5">URL page</text:span></text:p>
          </draw:text-box>
        </draw:frame>
        <draw:frame draw:style-name="gr21" draw:text-style-name="P13" draw:layer="layout" svg:width="2.5cm" svg:height="1.285cm" svg:x="5.08cm" svg:y="12.981cm">
          <draw:text-box>
            <text:p text:style-name="P5"><text:span text:style-name="T5">Injection JS/CSS</text:span></text:p>
          </draw:text-box>
        </draw:frame>
        <draw:frame draw:style-name="gr21" draw:text-style-name="P13" draw:layer="layout" svg:width="2.71cm" svg:height="1.285cm" svg:x="28.15cm" svg:y="11.416cm">
          <draw:text-box>
            <text:p text:style-name="P5"><text:span text:style-name="T5">Injection</text:span></text:p>
            <text:p text:style-name="P5"><text:span text:style-name="T5">JS</text:span></text:p>
          </draw:text-box>
        </draw:frame>
        <draw:frame draw:style-name="gr20" draw:text-style-name="P13" draw:layer="layout" svg:width="3.778cm" svg:height="0.768cm" svg:x="13.803cm" svg:y="19.549cm">
          <draw:text-box>
            <text:p text:style-name="P5"><text:span text:style-name="T5">URL </text:span><text:span text:style-name="T5">ressource</text:span></text:p>
          </draw:text-box>
        </draw:frame>
        <draw:frame draw:style-name="gr21" draw:text-style-name="P13" draw:layer="layout" svg:width="3.473cm" svg:height="1.285cm" svg:x="31.547cm" svg:y="5.442cm">
          <draw:text-box>
            <text:p text:style-name="P5"><text:span text:style-name="T5">Master</text:span></text:p>
            <text:p text:style-name="P5"><text:span text:style-name="T5">Password</text:span></text:p>
          </draw:text-box>
        </draw:frame>
        <draw:frame draw:style-name="gr21" draw:text-style-name="P13" draw:layer="layout" svg:width="2.4cm" svg:height="1.285cm" svg:x="20.198cm" svg:y="20.426cm">
          <draw:text-box>
            <text:p text:style-name="P5"><text:span text:style-name="T5">Request</text:span></text:p>
            <text:p text:style-name="P5"><text:span text:style-name="T5">Allow</text:span></text:p>
          </draw:text-box>
        </draw:frame>
        <draw:connector draw:style-name="gr22" draw:text-style-name="P5" draw:layer="layout" svg:x1="33.112cm" svg:y1="14.968cm" svg:x2="33.112cm" svg:y2="13.804cm" draw:start-shape="id8" draw:start-glue-point="0" draw:end-shape="id1" draw:end-glue-point="2" svg:d="M33112 14968v-1164" svg:viewBox="0 0 1 1165">
          <text:p/>
        </draw:connector>
        <draw:connector draw:style-name="gr22" draw:text-style-name="P5" draw:layer="layout" svg:x1="2.449cm" svg:y1="13.804cm" svg:x2="2.449cm" svg:y2="15.148cm" draw:start-shape="id3" draw:start-glue-point="2" draw:end-shape="id9" draw:end-glue-point="0" svg:d="M2449 13804v1344" svg:viewBox="0 0 1 1345">
          <text:p/>
        </draw:connector>
        <draw:connector draw:style-name="gr23" draw:text-style-name="P5" draw:layer="layout" svg:x1="17.943cm" svg:y1="22.777cm" svg:x2="17.943cm" svg:y2="23.413cm" draw:start-shape="id4" draw:start-glue-point="2" draw:end-shape="id10" draw:end-glue-point="0" svg:d="M17943 22777v636" svg:viewBox="0 0 1 637">
          <text:p/>
        </draw:connector>
        <draw:connector draw:style-name="gr24" draw:text-style-name="P5" draw:layer="layout" svg:x1="31.98cm" svg:y1="11.779cm" svg:x2="28.301cm" svg:y2="6.351cm" draw:start-shape="id1" draw:start-glue-point="4" draw:end-shape="id6" draw:end-glue-point="1" svg:d="M31980 11779v-5428h-3679" svg:viewBox="0 0 3680 5429">
          <text:p/>
        </draw:connector>
        <draw:frame draw:style-name="gr20" draw:text-style-name="P13" draw:layer="layout" svg:width="2.725cm" svg:height="0.768cm" svg:x="29.105cm" svg:y="6.517cm">
          <draw:text-box>
            <text:p text:style-name="P5"><text:span text:style-name="T5">U</text:span><text:span text:style-name="T5">R</text:span><text:span text:style-name="T5">L </text:span><text:span text:style-name="T5">p</text:span><text:span text:style-name="T5">a</text:span><text:span text:style-name="T5">g</text:span><text:span text:style-name="T5">e</text:span></text:p>
          </draw:text-box>
        </draw:frame>
        <draw:frame draw:style-name="gr25" draw:text-style-name="P14" draw:layer="layout" svg:width="8.905cm" svg:height="0.569cm" svg:x="0.75cm" svg:y="24.047cm">
          <draw:text-box>
            <text:p><text:span text:style-name="T6">GP</text:span><text:span text:style-name="T6">L 2 </text:span><text:span text:style-name="T6">– </text:span><text:span text:style-name="T6">GLI</text:span><text:span text:style-name="T6">CE</text:span><text:span text:style-name="T6">R – </text:span><text:span text:style-name="T6">Em</text:span><text:span text:style-name="T6">ma</text:span><text:span text:style-name="T6">nue</text:span><text:span text:style-name="T6">l </text:span><text:span text:style-name="T6">RO</text:span><text:span text:style-name="T6">EC</text:span><text:span text:style-name="T6">KE</text:span><text:span text:style-name="T6">R &amp; </text:span><text:span text:style-name="T6">Ry</text:span><text:span text:style-name="T6">m </text:span><text:span text:style-name="T6">BO</text:span><text:span text:style-name="T6">UC</text:span><text:span text:style-name="T6">HA</text:span><text:span text:style-name="T6">GO</text:span><text:span text:style-name="T6">UR</text:span></text:p>
          </draw:text-box>
        </draw:frame>
        <draw:custom-shape draw:style-name="gr9" draw:text-style-name="P9" xml:id="id11" draw:id="id11" draw:layer="layout" svg:width="4.572cm" svg:height="2.032cm" svg:x="0.163cm" svg:y="2.786cm">
          <text:p text:style-name="P5"><text:span text:style-name="T2">f</text:span><text:span text:style-name="T2">a</text:span><text:span text:style-name="T2">v</text:span><text:span text:style-name="T2">o</text:span><text:span text:style-name="T2">ri</text:span><text:span text:style-name="T2">t</text:span><text:span text:style-name="T2">e</text:span><text:span text:style-name="T2">.j</text:span><text:span text:style-name="T2">s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7.606cm" svg:y1="6.351cm" svg:x2="2.449cm" svg:y2="4.818cm" draw:start-shape="id6" draw:start-glue-point="3" draw:end-shape="id11" draw:end-glue-point="2" svg:d="M7606 6351h-5157v-1533" svg:viewBox="0 0 5158 1534">
          <text:p/>
        </draw:connector>
        <draw:custom-shape draw:style-name="gr26" draw:text-style-name="P12" xml:id="id12" draw:id="id12" draw:layer="layout" svg:width="3.659cm" svg:height="0.8cm" svg:x="0.62cm" svg:y="1.085cm">
          <text:p text:style-name="P5"><text:span text:style-name="T4">/</text:span><text:span text:style-name="T4">da</text:span><text:span text:style-name="T4">ta</text:span><text:span text:style-name="T4">/f</text:span><text:span text:style-name="T4">av</text:span><text:span text:style-name="T4">ori</text:span><text:span text:style-name="T4">te</text:span><text:span text:style-name="T4">s.j</text:span><text:span text:style-name="T4">so</text:span><text:span text:style-name="T4">n</text:span></text:p>
          <draw:enhanced-geometry svg:viewBox="0 0 21600 21600" draw:type="rectangle" draw:enhanced-path="M 0 0 L 21600 0 21600 21600 0 21600 0 0 Z N"/>
        </draw:custom-shape>
        <draw:connector draw:style-name="gr22" draw:text-style-name="P5" draw:layer="layout" svg:x1="2.449cm" svg:y1="2.786cm" svg:x2="2.449cm" svg:y2="1.885cm" draw:start-shape="id11" draw:start-glue-point="0" draw:end-shape="id12" draw:end-glue-point="2" svg:d="M2449 2786v-901" svg:viewBox="0 0 1 902">
          <text:p/>
        </draw:connector>
        <draw:connector draw:style-name="gr11" draw:text-style-name="P5" draw:layer="layout" svg:x1="25.134cm" svg:y1="6.027cm" svg:x2="4.735cm" svg:y2="3.802cm" draw:start-shape="id6" draw:start-glue-point="4" draw:end-shape="id11" draw:end-glue-point="1" svg:d="M25134 6027v-2225h-20399" svg:viewBox="0 0 20400 2226">
          <text:p/>
        </draw:connector>
        <draw:frame draw:style-name="gr20" draw:text-style-name="P13" draw:layer="layout" svg:width="3.68cm" svg:height="0.768cm" svg:x="14.495cm" svg:y="2.791cm">
          <draw:text-box>
            <text:p text:style-name="P5"><text:span text:style-name="T5">Add URL</text:span></text:p>
          </draw:text-box>
        </draw:frame>
        <draw:frame draw:style-name="gr20" draw:text-style-name="P13" draw:layer="layout" svg:width="4.147cm" svg:height="0.768cm" svg:x="3.294cm" svg:y="5.505cm">
          <draw:text-box>
            <text:p text:style-name="P5"><text:span text:style-name="T5">Full Text </text:span><text:span text:style-name="T5">Sear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5.56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manuel ROECKER</meta:initial-creator>
    <meta:creation-date>2016-03-01T12:30:17.761000000</meta:creation-date>
    <dc:date>2016-09-10T15:42:18.763957347</dc:date>
    <meta:editing-duration>PT11H24M28S</meta:editing-duration>
    <meta:editing-cycles>70</meta:editing-cycles>
    <meta:generator>LibreOffice/5.1.4.2$Linux_X86_64 LibreOffice_project/10m0$Build-2</meta:generator>
    <meta:document-statistic meta:object-count="39"/>
  </office:meta>
</office:document-meta>
</file>